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padding-top="0.254cm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width="0.051cm" draw:marker-start-width="0.272cm" draw:marker-end-width="0.272cm" draw:textarea-vertical-align="middle" fo:padding-top="0.146cm" fo:padding-bottom="0.146cm" fo:padding-left="0.271cm" fo:padding-right="0.271cm"/>
    </style:style>
    <style:style style:name="gr6" style:family="graphic" style:parent-style-name="objectwithoutfill">
      <style:graphic-properties draw:stroke="dash" draw:stroke-dash="Ultra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Courier New'" style:font-family-generic="modern" style:font-pitch="fixed"/>
    </style:style>
    <style:style style:name="P3" style:family="paragraph">
      <style:paragraph-properties fo:text-align="center"/>
      <style:text-properties fo:font-family="'Courier New'" style:font-family-generic="modern" style:font-pitch="fixe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color="#ffffff" fo:font-family="'Courier New'" style:font-family-generic="modern" style:font-pitch="fixed" fo:font-size="14pt" style:font-size-asian="14pt" style:font-size-complex="14pt"/>
    </style:style>
    <style:style style:name="P6" style:family="paragraph">
      <style:text-properties fo:font-family="'Courier New'" style:font-family-generic="modern" style:font-pitch="fixed"/>
    </style:style>
    <style:style style:name="P7" style:family="paragraph">
      <style:paragraph-properties fo:text-align="center"/>
      <style:text-properties fo:font-family="'Courier New'" style:font-family-generic="modern" style:font-pitch="fixed" fo:font-size="14pt" style:font-size-asian="14pt" style:font-size-complex="14pt"/>
    </style:style>
    <style:style style:name="T1" style:family="text">
      <style:text-properties fo:color="#ffffff" fo:font-family="'Courier New'" style:font-family-generic="modern" style:font-pitch="fixed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'Courier New'" style:font-style-name="Regular" style:font-family-generic="modern" style:font-pitch="fixed" style:font-family-asian="'Courier New'" style:font-style-name-asian="Regular" style:font-family-generic-asian="modern" style:font-pitch-asian="fixed" style:font-family-complex="'Courier New'" style:font-style-name-complex="Regular" style:font-family-generic-complex="modern" style:font-pitch-complex="fixed"/>
    </style:style>
    <style:style style:name="T4" style:family="text">
      <style:text-properties fo:color="#ffffff" fo:font-family="'Courier New'" style:font-family-generic="modern" style:font-pitch="fixed" fo:font-size="14pt" style:font-size-asian="14pt" style:font-size-complex="14pt"/>
    </style:style>
    <style:style style:name="T5" style:family="text">
      <style:text-properties style:text-position="0% 100%" fo:font-family="'Courier New'" style:font-family-generic="modern" style:font-pitch="fixed" fo:font-size="22pt" style:font-size-asian="22pt" style:font-size-complex="22pt"/>
    </style:style>
    <style:style style:name="T6" style:family="text">
      <style:text-properties style:text-position="sub 58%" fo:font-family="'Courier New'" style:font-family-generic="modern" style:font-pitch="fixed" fo:font-size="22pt" style:font-size-asian="22pt" style:font-size-complex="22pt"/>
    </style:style>
    <style:style style:name="T7" style:family="text">
      <style:text-properties fo:font-family="'Courier New'" style:font-family-generic="modern" style:font-pitch="fixed" fo:font-size="22pt" style:font-size-asian="22pt" style:font-size-complex="22pt"/>
    </style:style>
    <style:style style:name="T8" style:family="text">
      <style:text-properties style:text-position="sub 58%" fo:font-family="'Courier New'" style:font-family-generic="modern" style:font-pitch="fixed" fo:font-size="24pt" style:font-size-asian="24pt" style:font-size-complex="24pt"/>
    </style:style>
    <style:style style:name="T9" style:family="text">
      <style:text-properties style:text-position="sub 58%" fo:font-family="'Courier New'" style:font-style-name="Regular" style:font-family-generic="modern" style:font-pitch="fixed" fo:font-size="26pt" style:font-family-asian="'Courier New'" style:font-style-name-asian="Regular" style:font-family-generic-asian="modern" style:font-pitch-asian="fixed" style:font-size-asian="26pt" style:font-family-complex="'Courier New'" style:font-style-name-complex="Regular" style:font-family-generic-complex="modern" style:font-pitch-complex="fixed" style:font-size-complex="26pt"/>
    </style:style>
    <style:style style:name="T10" style:family="text">
      <style:text-properties fo:font-family="'Courier New'" style:font-style-name="Regular" style:font-family-generic="modern" style:font-pitch="fixed" fo:font-size="14pt" style:font-family-asian="'Courier New'" style:font-style-name-asian="Regular" style:font-family-generic-asian="modern" style:font-pitch-asian="fixed" style:font-size-asian="14pt" style:font-family-complex="'Courier New'" style:font-style-name-complex="Regular" style:font-family-generic-complex="modern" style:font-pitch-complex="fixed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0.16cm" svg:x="3.51cm" svg:y="0.27cm">
          <text:p text:style-name="P1">Entity FCL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667cm" svg:height="1.335cm" svg:x="4.653cm" svg:y="1.713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24cm" svg:y1="2.365cm" svg:x2="4.653cm" svg:y2="2.38cm" draw:start-shape="id1" draw:start-glue-point="10" draw:end-shape="id2" svg:d="m2240 2365 2413 15">
          <text:p/>
        </draw:connector>
        <draw:custom-shape draw:style-name="gr1" draw:text-style-name="P1" draw:layer="layout" svg:width="6.35cm" svg:height="10.16cm" svg:x="13.67cm" svg:y="0.27cm">
          <text:p text:style-name="P1">Task<text:line-break/>Velocity Damping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1.762cm" svg:height="1.262cm" svg:x="0.478cm" svg:y="1.734cm">
          <text:p text:style-name="P1"><text:span text:style-name="T2">UR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8" draw:id="id8" draw:layer="layout" svg:width="1.262cm" svg:height="1.262cm" svg:x="10.622cm" svg:y="1.929cm">
          <text:p text:style-name="P1"><text:span text:style-name="T3">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3.482cm" svg:height="2.467cm" svg:x="15.161cm" svg:y="7.509cm">
          <text:p text:style-name="P1"><text:span text:style-name="T1">jacobi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3.482cm" svg:height="2.255cm" svg:x="15.163cm" svg:y="2.839cm">
          <text:p text:style-name="P1"><text:span text:style-name="T1">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" draw:id="id3" draw:layer="layout" svg:width="2.993cm" svg:height="2.325cm" svg:x="4.526cm" svg:y="3.595cm">
          <text:p text:style-name="P4"><text:span text:style-name="T4">Closest</text:span></text:p>
          <text:p text:style-name="P4"><text:span text:style-name="T4">Point</text:span></text:p>
          <text:p text:style-name="P4"><text:span text:style-name="T4">Pai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4" draw:id="id4" draw:layer="layout" svg:width="2.993cm" svg:height="2.325cm" svg:x="4.526cm" svg:y="7.724cm">
          <text:p text:style-name="P4"><text:span text:style-name="T4">Closest</text:span></text:p>
          <text:p text:style-name="P4"><text:span text:style-name="T4">Point</text:span></text:p>
          <text:p text:style-name="P4"><text:span text:style-name="T4">Pair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xml:id="id5" draw:id="id5" draw:layer="layout" svg:x1="6.023cm" svg:y1="5.92cm" svg:x2="6.023cm" svg:y2="7.724cm" draw:start-shape="id3" draw:start-glue-point="8" draw:end-shape="id4" draw:end-glue-point="4" svg:d="m6023 5920v1804">
          <text:p/>
        </draw:connector>
        <draw:connector draw:style-name="gr6" draw:text-style-name="P1" xml:id="id10" draw:id="id10" draw:layer="layout" svg:x1="6.023cm" svg:y1="6.822cm" svg:x2="16.904cm" svg:y2="5.094cm" draw:start-shape="id5" draw:start-glue-point="0" draw:end-shape="id6" draw:end-glue-point="8" svg:d="m6023 6822h10881v-1728">
          <text:p/>
        </draw:connector>
        <draw:connector draw:style-name="gr6" draw:text-style-name="P1" xml:id="id11" draw:id="id11" draw:layer="layout" svg:x1="16.902cm" svg:y1="7.509cm" svg:x2="16.902cm" svg:y2="7.509cm" draw:start-shape="id7" draw:start-glue-point="4" draw:end-shape="id7" draw:end-glue-point="4" svg:d="m16902 7509">
          <text:p/>
        </draw:connector>
        <draw:frame draw:style-name="gr7" draw:text-style-name="P6" draw:layer="layout" svg:width="2.272cm" svg:height="1.46cm" svg:x="10.428cm" svg:y="5.525cm">
          <draw:text-box>
            <text:p><text:span text:style-name="T5">p</text:span><text:span text:style-name="T6">1 </text:span><text:span text:style-name="T7">p</text:span><text:span text:style-name="T8">2</text:span></text:p>
          </draw:text-box>
        </draw:frame>
        <draw:connector draw:style-name="gr8" draw:text-style-name="P1" draw:layer="layout" draw:line-skew="-0.062cm 0.203cm" svg:x1="11.884cm" svg:y1="2.56cm" svg:x2="15.673cm" svg:y2="3.169cm" draw:start-shape="id8" draw:start-glue-point="10" draw:end-shape="id6" draw:end-glue-point="5" svg:d="m11884 2560h1578v-20h2211v629">
          <text:p/>
        </draw:connector>
        <draw:custom-shape draw:style-name="gr4" draw:text-style-name="P3" xml:id="id9" draw:id="id9" draw:layer="layout" svg:width="1.262cm" svg:height="1.262cm" svg:x="10.622cm" svg:y="3.329cm">
          <text:p text:style-name="P1"><text:span text:style-name="T3">d</text:span><text:span text:style-name="T9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1.884cm" svg:y1="3.96cm" svg:x2="15.163cm" svg:y2="3.967cm" draw:start-shape="id9" draw:start-glue-point="10" draw:end-shape="id6" draw:end-glue-point="6" svg:d="m11884 3960h1640v7h1639">
          <text:p/>
        </draw:connector>
        <draw:line draw:style-name="gr8" draw:text-style-name="P1" draw:layer="layout" svg:x1="18.669cm" svg:y1="3.872cm" svg:x2="21.59cm" svg:y2="3.872cm">
          <text:p/>
        </draw:line>
        <draw:line draw:style-name="gr8" draw:text-style-name="P1" draw:layer="layout" svg:x1="18.67cm" svg:y1="8.672cm" svg:x2="21.591cm" svg:y2="8.672cm">
          <text:p/>
        </draw:line>
        <draw:connector draw:style-name="gr6" draw:text-style-name="P1" draw:layer="layout" draw:type="line" svg:x1="16.904cm" svg:y1="6.822cm" svg:x2="16.902cm" svg:y2="7.509cm" draw:start-shape="id10" draw:start-glue-point="0" draw:end-shape="id11" draw:end-glue-point="0" svg:d="m16904 6822-2 687">
          <text:p/>
        </draw:connector>
        <draw:custom-shape draw:style-name="gr4" draw:text-style-name="P7" xml:id="id12" draw:id="id12" draw:layer="layout" svg:width="3.729cm" svg:height="1.577cm" svg:x="9.522cm" svg:y="7.953cm">
          <text:p text:style-name="P4"><text:span text:style-name="T10">Jacobian</text:span></text:p>
          <text:p text:style-name="P4"><text:span text:style-name="T10">endeff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13.251cm" svg:y1="8.742cm" svg:x2="15.161cm" svg:y2="8.743cm" draw:start-shape="id12" draw:start-glue-point="10" draw:end-shape="id7" draw:end-glue-point="6" svg:d="m13251 8742 191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en </meta:initial-creator>
    <meta:creation-date>2014-03-16T20:28:55</meta:creation-date>
    <dc:date>2014-04-02T14:22:27</dc:date>
    <dc:creator>Karsten </dc:creator>
    <meta:editing-duration>PT1H17M15S</meta:editing-duration>
    <meta:editing-cycles>9</meta:editing-cycles>
    <meta:generator>LibreOffice/3.6$Linux_x86 LibreOffice_project/360m1$Build-2</meta:generator>
    <meta:document-statistic meta:object-count="22"/>
  </office:meta>
</office:document-meta>
</file>